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>
      <style:text-properties fo:font-weight="bold" style:font-weight-asian="bold"/>
    </style:style>
    <style:style style:name="P22" style:parent-style-name="Základnítext" style:family="paragraph">
      <style:text-properties fo:font-weight="bold" style:font-weight-asian="bold"/>
    </style:style>
    <style:style style:name="T23" style:parent-style-name="Standardnípísmoodstavce" style:family="text">
      <style:text-properties fo:font-weight="bold" style:font-weight-asian="bold"/>
    </style:style>
    <style:style style:name="T24" style:parent-style-name="Standardnípísmoodstavce" style:family="text">
      <style:text-properties fo:font-weight="bold" style:font-weight-asian="bold"/>
    </style:style>
    <style:style style:name="P25" style:parent-style-name="Základnítext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Základnítext" style:family="paragraph"/>
    <style:style style:name="P27" style:parent-style-name="Základnítext" style:family="paragraph"/>
    <style:style style:name="P28" style:parent-style-name="Základnítext" style:family="paragraph"/>
    <style:style style:name="P29" style:parent-style-name="Základnítext" style:family="paragraph"/>
    <style:style style:name="P30" style:parent-style-name="Základnítext" style:family="paragraph"/>
    <style:style style:name="P31" style:parent-style-name="Základnítext" style:family="paragraph"/>
    <style:style style:name="P32" style:parent-style-name="Základnítext" style:family="paragraph"/>
    <style:style style:name="P33" style:parent-style-name="Základnítext" style:family="paragraph">
      <style:paragraph-properties fo:margin-left="0.25in">
        <style:tab-stops/>
      </style:paragraph-properties>
    </style:style>
    <style:style style:name="P34" style:parent-style-name="Základnítext" style:family="paragraph">
      <style:text-properties fo:font-weight="bold" style:font-weight-asian="bold"/>
    </style:style>
    <style:style style:name="P35" style:parent-style-name="Základnítext" style:family="paragraph">
      <style:text-properties fo:font-weight="bold" style:font-weight-asian="bold"/>
    </style:style>
    <style:style style:name="T36" style:parent-style-name="Standardnípísmoodstavce" style:family="text">
      <style:text-properties fo:font-weight="bold" style:font-weight-asian="bold"/>
    </style:style>
    <style:style style:name="T37" style:parent-style-name="Standardnípísmoodstavce" style:family="text">
      <style:text-properties fo:font-weight="bold" style:font-weight-asian="bold"/>
    </style:style>
    <style:style style:name="T38" style:parent-style-name="Standardnípísmoodstavce" style:family="text">
      <style:text-properties fo:font-weight="bold" style:font-weight-asian="bold"/>
    </style:style>
    <style:style style:name="P39" style:parent-style-name="Základnítext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Základnítext" style:family="paragraph"/>
    <style:style style:name="P41" style:parent-style-name="Základnítext" style:family="paragraph"/>
    <style:style style:name="P42" style:parent-style-name="Základnítext" style:family="paragraph"/>
    <style:style style:name="P43" style:parent-style-name="Základnítext" style:family="paragraph"/>
    <style:style style:name="P44" style:parent-style-name="Základnítext" style:family="paragraph"/>
    <style:style style:name="P45" style:parent-style-name="Základnítext" style:family="paragraph"/>
    <style:style style:name="P46" style:parent-style-name="Základnítext" style:family="paragraph"/>
    <style:style style:name="P47" style:parent-style-name="Základnítext" style:family="paragraph"/>
    <style:style style:name="P48" style:parent-style-name="Základnítext" style:family="paragraph"/>
    <style:style style:name="P49" style:parent-style-name="Základnítext" style:family="paragraph"/>
    <style:style style:name="P50" style:parent-style-name="Základnítext" style:family="paragraph"/>
    <style:style style:name="P51" style:parent-style-name="Základnítext" style:family="paragraph"/>
    <style:style style:name="P52" style:parent-style-name="Základnítext" style:family="paragraph"/>
    <style:style style:name="P53" style:parent-style-name="Základnítext" style:family="paragraph"/>
    <style:style style:name="P54" style:parent-style-name="Základnítext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1/2022<text:bookmark-end text:name="Text14"/></text:p>
            <text:p text:style-name="Normální">KVOP-31837/2022<text:bookmark-end text:name="Text2"/></text:p>
            <text:p text:style-name="Normální"><text:bookmark-start text:name="Text6"/>24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N<text:bookmark-end text:name="Text9"/>. K.</text:p>
            <text:p text:style-name="Normální"/>
            <text:p text:style-name="P17">e-mail:<text:s/>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í</text:h>
      <text:p text:style-name="P18">Vážená paní K.,</text:p>
      <text:p text:style-name="Základnítext">dne 19. května 2022 byla do Kanceláře veřejného ochránce práv (dále též „KVOP“) doručena Vaše žádost podle zákona č. 106/1999 Sb., o svobodném přístupu k informacím, ve znění pozdějších předpisů, kterou žádáte poskytnutí informací k bakalářské práci „Veřejný ochránce práv v ČR“:</text:p>
      <text:list text:style-name="LFO3_1" text:continue-numbering="true">
        <text:list-item>
          <text:p text:style-name="P19">Počet podnětů, které byly podány na Magistrát města Karviná od veřejnosti, zda-li byla shledána pochybení, jakých oblastí se podání týkala to za období 2016 – 2020,</text:p>
        </text:list-item>
        <text:list-item>
          <text:p text:style-name="P20">Počet podnětů, které byly podány na<text:s/>Krajský úřad v Ostravě od veřejnosti, zda-li byla shledána pochybení, jakých oblastí se podání týkala a to za období 2016 – 2020.</text:p>
        </text:list-item>
      </text:list>
      <text:p text:style-name="P21">K bodu 1</text:p>
      <text:p text:style-name="P22">Magistrát města Karviná</text:p>
      <text:p text:style-name="Základnítext">V roce 2016 - 2020 došlo do KVOP<text:s/><text:span text:style-name="T23">1</text:span><text:span text:style-name="Silné">1 podnětů</text:span>, týkajících se Magistrátu města Karviná.</text:p>
      <text:p text:style-name="Základnítext">U<text:s/>těchto podání bylo shledáno<text:s/><text:span text:style-name="T24">5 pochybení</text:span>.</text:p>
      <text:p text:style-name="P25">Podání se týkala těchto oblastí práva:</text:p>
      <text:list text:style-name="LFO4" text:continue-numbering="true">
        <text:list-item>
          <text:p text:style-name="P26">Ochrana dětí mládeže a rodiny - 4 podání</text:p>
        </text:list-item>
        <text:list-item>
          <text:p text:style-name="P27">Ochrana životního prostředí - 2 podání</text:p>
        </text:list-item>
        <text:list-item>
          <text:p text:style-name="P28">Stavby a regionální rozvoj - 1 podání</text:p>
        </text:list-item>
        <text:list-item>
          <text:p text:style-name="P29">Daně poplatky a cla - 1 podání</text:p>
        </text:list-item>
        <text:list-item>
          <text:p text:style-name="P30">Sociální zabezpečení - 1 podání</text:p>
        </text:list-item>
        <text:list-item>
          <text:p text:style-name="P31">Doprava a spoje - 1 podání</text:p>
        </text:list-item>
        <text:list-item>
          <text:p text:style-name="P32">Přestupky - 1 podání</text:p>
        </text:list-item>
      </text:list>
      <text:p text:style-name="P33"/>
      <text:p text:style-name="P34">K bodu 2</text:p>
      <text:soft-page-break/>
      <text:p text:style-name="P35">Krajský úřad v Ostravě</text:p>
      <text:p text:style-name="Základnítext">V roce 2016 - 2020 došlo do KVOP<text:s/><text:span text:style-name="T36">8</text:span><text:span text:style-name="Silné">1 podnětů</text:span>, týkajících se<text:s/><text:span text:style-name="T37">Krajského úřadu v Ostravě.</text:span></text:p>
      <text:p text:style-name="Základnítext">U těchto podání bylo shledáno<text:s/><text:span text:style-name="T38">31 pochybení</text:span>.</text:p>
      <text:p text:style-name="P39">Podání se týkala těchto oblastí práva:</text:p>
      <text:list text:style-name="LFO5" text:continue-numbering="true">
        <text:list-item>
          <text:p text:style-name="P40">Stavby a regionální rozvoj - 36 podání</text:p>
        </text:list-item>
        <text:list-item>
          <text:p text:style-name="P41">Doprava a spoje - 10 podání</text:p>
        </text:list-item>
        <text:list-item>
          <text:p text:style-name="P42">Přestupky - 9 podání</text:p>
        </text:list-item>
        <text:list-item>
          <text:p text:style-name="P43">Ochrana životního prostředí - 6 podání</text:p>
        </text:list-item>
        <text:list-item>
          <text:p text:style-name="P44">Ochrana dětí, mládeže a rodiny - 5 podání</text:p>
        </text:list-item>
        <text:list-item>
          <text:p text:style-name="P45">Správa na úseku zdravotnictví - 5 podání</text:p>
        </text:list-item>
        <text:list-item>
          <text:p text:style-name="P46">Sociální zabezpečení - 1 podání</text:p>
        </text:list-item>
        <text:list-item>
          <text:p text:style-name="P47">Daně poplatky a<text:s/>cla - 1 podání</text:p>
        </text:list-item>
        <text:list-item>
          <text:p text:style-name="P48">Věci cizinců - 1 podání</text:p>
        </text:list-item>
        <text:list-item>
          <text:p text:style-name="P49">Vnitřní správa - 2 podání</text:p>
        </text:list-item>
        <text:list-item>
          <text:p text:style-name="P50">Samospráva, územní členění a právo na informace - 1 podání</text:p>
        </text:list-item>
        <text:list-item>
          <text:p text:style-name="P51">Diskriminace – práce a zaměstnání - 1 podání</text:p>
        </text:list-item>
        <text:list-item>
          <text:p text:style-name="P52">Diskriminace – zboží a služby - 1 podání</text:p>
        </text:list-item>
        <text:list-item>
          <text:p text:style-name="P53">Diskriminace – vzdělávání - 1 podání</text:p>
        </text:list-item>
        <text:list-item>
          <text:p text:style-name="P54">Samostatná působnost územních samospr. celků<text:tab/><text:s/>- 1 podání</text:p>
        </text:list-item>
      </text:list>
      <text:p text:style-name="Normální"/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KRXP*</text:span></text:p>
        <text:p text:style-name="P12"><text:span text:style-name="T13">KVOPX00CKRXP</text:span>KVOPX00CKRXP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7-27T12:04:00Z</meta:creation-date>
    <dc:date>2022-07-27T12:09:00Z</dc:date>
    <meta:print-date>2016-06-27T07:08:00Z</meta:print-date>
    <meta:template xlink:href="KVOP_dopis%20vedoucího" xlink:type="simple"/>
    <meta:editing-cycles>3</meta:editing-cycles>
    <meta:editing-duration>PT420S</meta:editing-duration>
    <meta:user-defined meta:name="ContentTypeId">0x010100D3A71DC738674B4893D02C4CA0E22FAC</meta:user-defined>
    <meta:document-statistic meta:page-count="2" meta:paragraph-count="4" meta:word-count="303" meta:character-count="2089" meta:row-count="14" meta:non-whitespace-character-count="1790"/>
  </office:meta>
</office:document-meta>
</file>